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ystem-ui" svg:font-family="system-ui, Ubuntu, 'Droid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fdc0" officeooo:paragraph-rsid="001efdc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0a8a1" officeooo:paragraph-rsid="0020a8a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202d0" officeooo:paragraph-rsid="002202d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b655" officeooo:paragraph-rsid="0021b65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02d0" officeooo:paragraph-rsid="002202d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9235" officeooo:paragraph-rsid="0023923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1d38d"/>
    </style:style>
    <style:style style:name="P8" style:family="paragraph" style:parent-style-name="Standard">
      <style:paragraph-properties fo:text-align="start" style:justify-single-word="false"/>
      <style:text-properties officeooo:paragraph-rsid="002202d0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39235" officeooo:paragraph-rsid="0023923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4874e" officeooo:paragraph-rsid="002487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874e" officeooo:paragraph-rsid="0025765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57658" officeooo:paragraph-rsid="0025765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0fcb" officeooo:paragraph-rsid="00270fc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7e996" officeooo:paragraph-rsid="0027e99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9cd9d" officeooo:paragraph-rsid="0029cd9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b06c5" officeooo:paragraph-rsid="002b06c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4375" officeooo:paragraph-rsid="002b4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2fe0c" officeooo:paragraph-rsid="0022fe0c"/>
    </style:style>
    <style:style style:name="T1" style:family="text">
      <style:text-properties fo:font-size="14pt" fo:font-weight="normal" officeooo:rsid="0021d38d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2202d0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202d0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1d38d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officeooo:rsid="0027e996" style:font-size-asian="14pt" style:font-style-asian="italic" style:font-size-complex="14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4pt" fo:font-style="normal" officeooo:rsid="0027e996" style:font-size-asian="14pt" style:font-style-asian="normal" style:font-size-complex="14pt" style:font-style-complex="normal"/>
    </style:style>
    <style:style style:name="T11" style:family="text">
      <style:text-properties fo:font-size="14pt" fo:font-style="normal" officeooo:rsid="0029cd9d" style:font-size-asian="14pt" style:font-style-asian="normal" style:font-size-complex="14pt" style:font-style-complex="normal"/>
    </style:style>
    <style:style style:name="T12" style:family="text">
      <style:text-properties fo:font-size="14pt" fo:font-style="normal" officeooo:rsid="002c8e55" style:font-size-asian="14pt" style:font-style-asian="normal" style:font-size-complex="14pt" style:font-style-complex="normal"/>
    </style:style>
    <style:style style:name="T1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about </text:p>
      <text:p text:style-name="P1">“Introduction to Artificial Intelligence Assignment 2:</text:p>
      <text:p text:style-name="P1">Accompaniment Generation ”</text:p>
      <text:p text:style-name="P2">by Said Kamalov BS21-02.</text:p>
      <text:p text:style-name="P2"/>
      <text:p text:style-name="P4">Manual for running:</text:p>
      <text:p text:style-name="Text_20_body"><text:span text:style-name="T1">You need python3.8+ to run this program. External libraries are: mido 1.2.10, music21 8.1.0 . Do </text:span><text:span text:style-name="Source_20_Text"><text:span text:style-name="T1">pip instal</text:span></text:span><text:span text:style-name="Source_20_Text"><text:span text:style-name="T2">l </text:span></text:span><text:span text:style-name="T4">them</text:span><text:span text:style-name="Source_20_Text"><text:span text:style-name="T4"> </text:span></text:span><text:span text:style-name="T6">before running the program. Complete list of dependencies is:</text:span></text:p>
      <text:p text:style-name="P7"><text:span text:style-name="T6">black <text:s text:c="13"/>22.6.0 <text:s text:c="2"/></text:span></text:p>
      <text:p text:style-name="P7"><text:span text:style-name="T6">certifi <text:s text:c="11"/>2022.9.24</text:span></text:p>
      <text:p text:style-name="P7"><text:span text:style-name="T6">chardet <text:s text:c="11"/>5.0.0 <text:s text:c="3"/></text:span></text:p>
      <text:p text:style-name="P7"><text:span text:style-name="T6">charset-normalizer 2.1.1 <text:s text:c="3"/></text:span></text:p>
      <text:p text:style-name="P7"><text:span text:style-name="T6">click <text:s text:c="13"/>8.1.3 <text:s text:c="3"/></text:span></text:p>
      <text:p text:style-name="P7"><text:span text:style-name="T6">contourpy <text:s text:c="9"/>1.0.6 <text:s text:c="3"/></text:span></text:p>
      <text:p text:style-name="P7"><text:span text:style-name="T6">cycler <text:s text:c="12"/>0.11.0 <text:s text:c="2"/></text:span></text:p>
      <text:p text:style-name="P7"><text:span text:style-name="T6">fonttools <text:s text:c="9"/>4.38.0 <text:s text:c="2"/></text:span></text:p>
      <text:p text:style-name="P7"><text:span text:style-name="T6">idna <text:s text:c="14"/>3.4 <text:s text:c="5"/></text:span></text:p>
      <text:p text:style-name="P7"><text:span text:style-name="T6">joblib <text:s text:c="12"/>1.2.0 <text:s text:c="3"/></text:span></text:p>
      <text:p text:style-name="P7"><text:span text:style-name="T6">jsonpickle <text:s text:c="8"/>2.2.0 <text:s text:c="3"/></text:span></text:p>
      <text:p text:style-name="P7"><text:span text:style-name="T6">kiwisolver <text:s text:c="8"/>1.4.4 <text:s text:c="3"/></text:span></text:p>
      <text:p text:style-name="P7"><text:span text:style-name="T6">matplotlib <text:s text:c="8"/>3.6.2 <text:s text:c="3"/></text:span></text:p>
      <text:p text:style-name="P7"><text:span text:style-name="T6">mido <text:s text:c="14"/>1.2.10 <text:s text:c="2"/></text:span></text:p>
      <text:p text:style-name="P7"><text:span text:style-name="T6">more-itertools <text:s text:c="4"/>9.0.0 <text:s text:c="3"/></text:span></text:p>
      <text:p text:style-name="P7"><text:span text:style-name="T6">music21 <text:s text:c="11"/>8.1.0 <text:s text:c="3"/></text:span></text:p>
      <text:p text:style-name="P7"><text:span text:style-name="T6">mypy-extensions <text:s text:c="3"/>0.4.3 <text:s text:c="3"/></text:span></text:p>
      <text:p text:style-name="P7"><text:span text:style-name="T6">numpy <text:s text:c="13"/>1.23.4 <text:s text:c="2"/></text:span></text:p>
      <text:p text:style-name="P7"><text:span text:style-name="T6">packaging <text:s text:c="9"/>21.3 <text:s text:c="4"/></text:span></text:p>
      <text:p text:style-name="P7"><text:span text:style-name="T6">pathspec <text:s text:c="10"/>0.9.0 <text:s text:c="3"/></text:span></text:p>
      <text:p text:style-name="P7"><text:span text:style-name="T6">Pillow <text:s text:c="12"/>9.3.0 <text:s text:c="3"/></text:span></text:p>
      <text:p text:style-name="P7"><text:span text:style-name="T6">pip <text:s text:c="15"/>20.0.2 <text:s text:c="2"/></text:span></text:p>
      <text:p text:style-name="P7"><text:span text:style-name="T6">pkg-resources <text:s text:c="5"/>0.0.0 <text:s text:c="3"/></text:span></text:p>
      <text:p text:style-name="P7"><text:span text:style-name="T6">platformdirs <text:s text:c="6"/>2.5.2 <text:s text:c="3"/></text:span></text:p>
      <text:p text:style-name="P7"><text:span text:style-name="T6">pyparsing <text:s text:c="9"/>3.0.9 <text:s text:c="3"/></text:span></text:p>
      <text:p text:style-name="P7"><text:span text:style-name="T6">python-dateutil <text:s text:c="3"/>2.8.2 <text:s text:c="3"/></text:span></text:p>
      <text:p text:style-name="P7"><text:span text:style-name="T6">requests <text:s text:c="10"/>2.28.1 <text:s text:c="2"/></text:span></text:p>
      <text:p text:style-name="P7"><text:span text:style-name="T6">setuptools <text:s text:c="8"/>44.0.0 <text:s text:c="2"/></text:span></text:p>
      <text:p text:style-name="P7"><text:span text:style-name="T6">six <text:s text:c="15"/>1.16.0 <text:s text:c="2"/></text:span></text:p>
      <text:p text:style-name="P7"><text:span text:style-name="T6">tomli <text:s text:c="13"/>2.0.1 <text:s text:c="3"/></text:span></text:p>
      <text:p text:style-name="P7"><text:span text:style-name="T6">typing-extensions <text:s/>4.3.0 <text:s text:c="3"/></text:span></text:p>
      <text:p text:style-name="P7"><text:span text:style-name="T6">urllib3 <text:s text:c="11"/>1.26.12 <text:s/></text:span></text:p>
      <text:p text:style-name="P7"><text:span text:style-name="T6">webcolors <text:s text:c="9"/>1.12</text:span></text:p>
      <text:p text:style-name="P7"><text:span text:style-name="T6"/></text:p>
      <text:p text:style-name="P7"><text:soft-page-break/><text:span text:style-name="T6"/></text:p>
      <text:p text:style-name="P7"><text:span text:style-name="T6">To provide your input file, assign INPUT_FILE variable with path to your file. To specify path for the output file, assign OUTPUT_FILE variable with the path.</text:span></text:p>
      <text:p text:style-name="P7"><text:span text:style-name="T6"/></text:p>
      <text:p text:style-name="P3">Program description</text:p>
      <text:p text:style-name="P5"><text:span text:style-name="T5"/></text:p>
      <text:p text:style-name="P5"><text:span text:style-name="T5">1. Key detection:</text:span></text:p>
      <text:p text:style-name="P8"><text:span text:style-name="T4">To detect key of the melody I use tools from external library music21. The method is base on idea of Carol Krumhansl.</text:span></text:p>
      <text:p text:style-name="P18"><text:span text:style-name="T3">By this approach I have received such results: Dm – for the input1, F – for the input2, <text:s/>Em – for the input3.</text:span></text:p>
      <text:p text:style-name="P18"><text:span text:style-name="T3"/></text:p>
      <text:p text:style-name="P6"><text:span text:style-name="T5">2. Algorithm flow description</text:span></text:p>
      <text:p text:style-name="P9"><text:span text:style-name="T5">Genetic algorithm works with </text:span><text:span text:style-name="T7">population</text:span><text:span text:style-name="T5"> which consists of </text:span><text:span text:style-name="T7">creatures</text:span><text:span text:style-name="T5">. During </text:span><text:span text:style-name="T7">evolution</text:span><text:span text:style-name="T5"> we pick the </text:span><text:span text:style-name="T7">fittest creatures, crossover </text:span><text:span text:style-name="T9">them and </text:span><text:span text:style-name="T7">mutate</text:span><text:span text:style-name="T9"> to get new generation. In </text:span><text:span text:style-name="T12">my</text:span><text:span text:style-name="T9"> representation of the genetic algorithm the </text:span><text:span text:style-name="T7">population </text:span><text:span text:style-name="T9">is set of accompaniments, </text:span><text:span text:style-name="T7">creature </text:span><text:span text:style-name="T9">is an accompaniment.</text:span></text:p>
      <text:p text:style-name="P10"><text:span text:style-name="T9">To find the fittest </text:span><text:span text:style-name="T7">creatures-</text:span><text:span text:style-name="T9">accompaniments in the population, I estimate each chord in the accompaniment by the following way:</text:span></text:p>
      <text:p text:style-name="P10"><text:span text:style-name="T9"><text:tab/>1. +weight if chord consists of some notes from the quarter when it was played.</text:span></text:p>
      <text:p text:style-name="P10"><text:span text:style-name="T9"><text:tab/>2. +weight if chord is lower about one octave, than notes in this quarter.</text:span></text:p>
      <text:p text:style-name="P10"><text:span text:style-name="T9"><text:tab/>3. +weight if chord is minor when the scale of melody is minor to.</text:span></text:p>
      <text:p text:style-name="P11"><text:span text:style-name="T9"><text:tab/>4. +weight if chord is major when the scale of melody is major to.</text:span></text:p>
      <text:p text:style-name="P12"><text:span text:style-name="T13">Importantly</text:span><text:span text:style-name="T9">, that we consider only chords that applicable for the key of the melody (Figure 6 and Figure 7 from Assignment description).</text:span></text:p>
      <text:p text:style-name="P13"><text:span text:style-name="T9">Then, we sum up weights of all chords and get score of the accompaniment. </text:span><text:span text:style-name="T10">So </text:span><text:span text:style-name="T8">fitness</text:span><text:span text:style-name="T10"> function count</text:span><text:span text:style-name="T12">s</text:span><text:span text:style-name="T10"> scores of all the accompaniments in the population. After that, I pick the </text:span><text:span text:style-name="T8">fittest </text:span><text:span text:style-name="T10">half of the population.</text:span></text:p>
      <text:p text:style-name="P14"><text:span text:style-name="T9">Then, I crossover this fittest part of the population to get new generation. I have implemented two point crossover function to simulate crossover.</text:span><text:span text:style-name="T11"> New generation is three times bigger than its parent generation, so I pick just 1/3 of the fittest from the new generation.</text:span></text:p>
      <text:p text:style-name="P15"><text:span text:style-name="T9">After that, mutation happens. My mutation is implemented in the following way:</text:span></text:p>
      <text:p text:style-name="P16"><text:span text:style-name="T9"><text:tab/>Change randomly three chords in each accompaniment.</text:span></text:p>
      <text:p text:style-name="P17"><text:span text:style-name="T9">After all, we just proceed with the these steps for given number of iter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ystem-ui" svg:font-family="system-ui, Ubuntu, 'Droid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8:29:47.575391979</meta:creation-date>
    <meta:generator>LibreOffice/6.4.7.2$Linux_X86_64 LibreOffice_project/40$Build-2</meta:generator>
    <dc:date>2022-11-29T10:19:07.399790129</dc:date>
    <meta:editing-duration>PT1H18M44S</meta:editing-duration>
    <meta:editing-cycles>13</meta:editing-cycles>
    <meta:document-statistic meta:table-count="0" meta:image-count="0" meta:object-count="0" meta:page-count="2" meta:paragraph-count="57" meta:word-count="442" meta:character-count="3201" meta:non-whitespace-character-count="2381"/>
  </office:meta>
</office:document-meta>
</file>